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officeooo:rsid="001d1c33" officeooo:paragraph-rsid="001d1c3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d1c33" officeooo:paragraph-rsid="001d1c33" style:font-size-asian="12.25pt" style:font-size-complex="14pt"/>
    </style:style>
    <style:style style:name="P3" style:family="paragraph" style:parent-style-name="Standard" style:master-page-name="">
      <style:paragraph-properties fo:margin-left="0cm" fo:margin-right="-1.402cm" fo:text-align="start" style:justify-single-word="false" fo:text-indent="0cm" style:auto-text-indent="false" style:page-number="auto"/>
      <style:text-properties fo:font-size="14pt" fo:language="ru" fo:country="RU" officeooo:rsid="001d1c33" officeooo:paragraph-rsid="001d1c33" style:font-size-asian="12.25pt" style:font-size-complex="14pt"/>
    </style:style>
    <style:style style:name="P4" style:family="paragraph" style:parent-style-name="Standard" style:master-page-name="">
      <style:paragraph-properties fo:margin-left="0cm" fo:margin-right="-1.958cm" fo:text-align="start" style:justify-single-word="false" fo:text-indent="0cm" style:auto-text-indent="false" style:page-number="auto"/>
      <style:text-properties fo:font-size="14pt" fo:language="ru" fo:country="RU" style:text-underline-style="none" officeooo:rsid="001d1c33" officeooo:paragraph-rsid="001d1c33" style:font-size-asian="12.25pt" style:font-size-complex="14pt"/>
    </style:style>
    <style:style style:name="P5" style:family="paragraph" style:parent-style-name="Standard">
      <style:paragraph-properties fo:margin-left="0cm" fo:margin-right="-1.958cm" fo:text-align="start" style:justify-single-word="false" fo:text-indent="0cm" style:auto-text-indent="false"/>
      <style:text-properties fo:font-size="14pt" fo:language="ru" fo:country="RU" style:text-underline-style="none" officeooo:rsid="001d1c33" officeooo:paragraph-rsid="001d1c33" style:font-size-asian="12.25pt" style:font-size-complex="14pt"/>
    </style:style>
    <style:style style:name="P6" style:family="paragraph" style:parent-style-name="Standard">
      <style:paragraph-properties fo:margin-left="0cm" fo:margin-right="-1.958cm" fo:text-align="center" style:justify-single-word="false" fo:text-indent="0cm" style:auto-text-indent="false"/>
      <style:text-properties fo:font-size="14pt" fo:language="ru" fo:country="RU" style:text-underline-style="none" officeooo:rsid="001d1c33" officeooo:paragraph-rsid="001d1c33" style:font-size-asian="12.25pt" style:font-size-complex="14pt"/>
    </style:style>
    <style:style style:name="P7" style:family="paragraph" style:parent-style-name="Standard">
      <style:paragraph-properties fo:margin-left="0cm" fo:margin-right="-1.958cm" fo:text-align="center" style:justify-single-word="false" fo:text-indent="0cm" style:auto-text-indent="false"/>
      <style:text-properties fo:font-size="14pt" fo:language="ru" fo:country="RU" style:text-underline-style="none" fo:font-weight="bold" officeooo:rsid="001d1c33" officeooo:paragraph-rsid="001d1c3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-1.958cm" fo:text-align="center" style:justify-single-word="false" fo:text-indent="0cm" style:auto-text-indent="false"/>
      <style:text-properties fo:font-size="14pt" fo:language="ru" fo:country="RU" style:text-underline-style="none" fo:font-weight="normal" officeooo:rsid="001d1c33" officeooo:paragraph-rsid="001d1c33" style:font-size-asian="12.25pt" style:font-weight-asian="normal" style:font-size-complex="14pt" style:font-weight-complex="normal"/>
    </style:style>
    <style:style style:name="P9" style:family="paragraph" style:parent-style-name="Standard" style:master-page-name="">
      <style:paragraph-properties fo:margin-left="0cm" fo:margin-right="-1.217cm" fo:text-align="justify" style:justify-single-word="false" fo:text-indent="0cm" style:auto-text-indent="false" style:page-number="auto"/>
      <style:text-properties fo:font-size="14pt" fo:language="ru" fo:country="RU" style:text-underline-style="none" fo:font-weight="normal" officeooo:rsid="001d1c33" officeooo:paragraph-rsid="001d1c33" style:font-size-asian="12.25pt" style:font-weight-asian="normal" style:font-size-complex="14pt" style:font-weight-complex="normal"/>
    </style:style>
    <style:style style:name="P10" style:family="paragraph" style:parent-style-name="Standard" style:master-page-name="">
      <style:paragraph-properties fo:margin-left="0cm" fo:margin-right="-1.217cm" fo:text-align="center" style:justify-single-word="false" fo:text-indent="0cm" style:auto-text-indent="false" style:page-number="auto"/>
      <style:text-properties fo:font-size="14pt" fo:language="ru" fo:country="RU" style:text-underline-style="none" fo:font-weight="bold" officeooo:rsid="001ebe3b" officeooo:paragraph-rsid="001ebe3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-1.217cm" fo:text-align="justify" style:justify-single-word="false" fo:text-indent="0cm" style:auto-text-indent="false"/>
      <style:text-properties fo:font-size="14pt" fo:language="ru" fo:country="RU" style:text-underline-style="none" fo:font-weight="normal" officeooo:rsid="001d1c33" officeooo:paragraph-rsid="001d1c3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-1.217cm" fo:text-align="justify" style:justify-single-word="false" fo:text-indent="0cm" style:auto-text-indent="false"/>
      <style:text-properties fo:font-size="14pt" fo:language="ru" fo:country="RU" style:text-underline-style="none" fo:font-weight="normal" officeooo:rsid="001ebe3b" officeooo:paragraph-rsid="001ebe3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-1.217cm" fo:text-align="justify" style:justify-single-word="false" fo:text-indent="0cm" style:auto-text-indent="false"/>
      <style:text-properties fo:font-size="14pt" fo:language="ru" fo:country="RU" style:text-underline-style="none" fo:font-weight="normal" officeooo:rsid="00207d68" officeooo:paragraph-rsid="00207d6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-1.217cm" fo:text-align="end" style:justify-single-word="false" fo:text-indent="0cm" style:auto-text-indent="false"/>
      <style:text-properties fo:font-size="14pt" fo:language="ru" fo:country="RU" style:text-underline-style="none" fo:font-weight="normal" officeooo:rsid="00207d68" officeooo:paragraph-rsid="00207d6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-1.217cm" fo:text-align="start" style:justify-single-word="false" fo:text-indent="0cm" style:auto-text-indent="false"/>
      <style:text-properties fo:font-size="14pt" fo:language="ru" fo:country="RU" style:text-underline-style="none" fo:font-weight="normal" officeooo:rsid="00207d68" officeooo:paragraph-rsid="00207d6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-1.217cm" fo:text-align="center" style:justify-single-word="false" fo:text-indent="0cm" style:auto-text-indent="false"/>
      <style:text-properties fo:font-size="14pt" fo:language="ru" fo:country="RU" style:text-underline-style="none" fo:font-weight="bold" officeooo:rsid="001ebe3b" officeooo:paragraph-rsid="001ebe3b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-1.217cm" fo:text-align="center" style:justify-single-word="false" fo:text-indent="0cm" style:auto-text-indent="false"/>
      <style:text-properties fo:font-size="14pt" fo:language="ru" fo:country="RU" style:text-underline-style="none" fo:font-weight="bold" officeooo:rsid="00207d68" officeooo:paragraph-rsid="00207d6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-1.217cm" fo:text-align="justify" style:justify-single-word="false" fo:text-indent="0cm" style:auto-text-indent="false"/>
      <style:text-properties fo:font-weight="normal" officeooo:rsid="001ebe3b" officeooo:paragraph-rsid="001ebe3b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language="ru" fo:country="RU" style:text-underline-style="none" fo:font-weight="normal" officeooo:rsid="00207d68" officeooo:paragraph-rsid="00207d68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4pt" fo:language="ru" fo:country="RU" style:text-underline-style="none" style:font-size-asian="12.25pt" style:font-size-complex="14pt"/>
    </style:style>
    <style:style style:name="T4" style:family="text">
      <style:text-properties fo:font-size="14pt" fo:language="ru" fo:country="RU" style:text-underline-style="none" officeooo:rsid="00207d68" style:font-size-asian="12.25pt" style:font-size-complex="14pt"/>
    </style:style>
    <style:style style:name="T5" style:family="text">
      <style:text-properties officeooo:rsid="001ebe3b"/>
    </style:style>
    <style:style style:name="T6" style:family="text">
      <style:text-properties officeooo:rsid="0021734c"/>
    </style:style>
    <style:style style:name="T7" style:family="text">
      <style:text-properties officeooo:rsid="00233a38"/>
    </style:style>
    <style:style style:name="T8" style:family="text">
      <style:text-properties officeooo:rsid="00247c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еспублики Коми</text:p>
      <text:p text:style-name="P1">Государственное образовательное учреждение</text:p>
      <text:p text:style-name="P1">«Сыктывкарский торгово-экономический колледж»<text:line-break/>(ГПОУ «СТЭК»)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Рекомендовано методическим <text:tab/><text:tab/><text:tab/><text:tab/>Рассмотрено на заседании</text:p>
      <text:p text:style-name="P2">советом ГПОУ «СТЭК»<text:tab/><text:tab/><text:tab/><text:tab/><text:tab/>ПЦК<text:tab/><text:tab/></text:p>
      <text:p text:style-name="P3">Протокол № <text:span text:style-name="T1"><text:s text:c="5"/></text:span><text:span text:style-name="T2"><text:s/>от <text:s/></text:span><text:span text:style-name="T1"><text:s text:c="26"/></text:span><text:span text:style-name="T2"><text:s/><text:tab/><text:tab/><text:tab/>Протокол № </text:span><text:span text:style-name="T1"><text:s text:c="5"/></text:span><text:span text:style-name="T2"><text:s/>от </text:span><text:span text:style-name="T1"><text:s text:c="23"/></text:span></text:p>
      <text:p text:style-name="P4">Председатель совета <text:span text:style-name="T1"><text:s text:c="23"/></text:span><text:s/>Ю.А. Мусина<text:tab/>Председатель ПЦК <text:span text:style-name="T1"><text:s text:c="22"/></text:span><text:s text:c="2"/><text:tab/><text:tab/><text:tab/><text:tab/><text:tab/><text:tab/><text:tab/><text:tab/><text:tab/><text:tab/><text:tab/><text:tab/><text:tab/><text:tab/>Е.В. Касьян</text:p>
      <text:p text:style-name="P5"/>
      <text:p text:style-name="P5"/>
      <text:p text:style-name="P5"/>
      <text:p text:style-name="P5"/>
      <text:p text:style-name="P5"/>
      <text:p text:style-name="P5"/>
      <text:p text:style-name="P6">Положение</text:p>
      <text:p text:style-name="P6">Об олимпиаде по статистике</text:p>
      <text:p text:style-name="P6">(разработал<text:span text:style-name="T6">а</text:span> преподаватель Н.М. Шехонина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ыктывкар 2014</text:p>
      <text:p text:style-name="P7"><text:soft-page-break/>Положение </text:p>
      <text:p text:style-name="P8">Об олимпиаде по статистике</text:p>
      <text:p text:style-name="P8"/>
      <text:p text:style-name="P7">1. Общие положения</text:p>
      <text:p text:style-name="P7"/>
      <text:p text:style-name="P9"><text:tab/>1.1. Настоящее Положение о проведении олимпиады по статистике (далее — Мероприятие) определяет цели и задачи, организаторов и участников, порядок организации и проведения.</text:p>
      <text:p text:style-name="P11"><text:tab/>1.2. Организаторы Мероприятия: ПЦК бухгалтерского учета и инновационных технологий.</text:p>
      <text:p text:style-name="P11"><text:tab/>1.3. Участники Мероприятия: студенты ГПОУ «СТЭК» специальностей: «Экономика и бухгалтерский учет», « Товароведение <text:span text:style-name="T5">и экспертиза качества потребительских товаров», «Право и организация социального обеспечения». Участие в мероприятии является добровольным.</text:span></text:p>
      <text:p text:style-name="P6"/>
      <text:p text:style-name="P10">2. Цели и задачи Мероприятия</text:p>
      <text:p text:style-name="P16"/>
      <text:p text:style-name="P12"><text:tab/>2.1. Мероприятие проводится в целях выявления наиболее одаренных и талантливых студентов, повышения качества профессиональной подготовки обучающихся, дальнейшего совершенствования их профессиональной компетентности, реализации творческого потенциала обучающихся, повышения мотивации и творческой активности педагогических работников в рамках наставничества обучающихся, в том числе рекомендации победителей для участия в конкурсах профессионального мастерства.</text:p>
      <text:p text:style-name="P12"><text:tab/>2.2. Основными задачами Мероприятия являются:</text:p>
      <text:p text:style-name="P12">— проверка способности студентов к самостоятельной профессиональной деятельности, совершенствование умений эффективного решения профессиональных задач, развитие профессионального мышления, способности к проектированию своей деятельности и конструктивному анализу ошибок в профессиональной деятельности, стимулирование студентов к дальнейшему профессиональному и личностному развитию, повышение интереса к будущей профессиональной деятельности;</text:p>
      <text:p text:style-name="P12">— развитие профессионально<text:span text:style-name="T7">й</text:span> ориентации;</text:p>
      <text:p text:style-name="P12">— сопоставительное исследование в сфере образования, независимая оценка качества образования в рамках Федерального Закона «Об образовании в Российской Федерации» (ст.95).</text:p>
      <text:p text:style-name="P12"/>
      <text:p text:style-name="P16">3. Порядок организации и проведения Мероприятия</text:p>
      <text:p text:style-name="P16"/>
      <text:p text:style-name="P12"><text:tab/>3.1. Для работы по подготовке и проведению Мероприятия Организатором сформирован организационный комитет (далее — Оргкомитет).</text:p>
      <text:p text:style-name="P12"><text:tab/>3.2. Председател<text:span text:style-name="T7">ь</text:span> Оргкомитета — зам. <text:span text:style-name="T7">д</text:span>иректора по учебной работе ГПОУ «СТЭК» В.Н. Дорошенко.</text:p>
      <text:p text:style-name="P12"><text:tab/>3.3. Председатель Оргкомитета выполняет следующие функции:</text:p>
      <text:p text:style-name="P12">— руководит работой Оргкомитет<text:span text:style-name="T7">а</text:span>;</text:p>
      <text:p text:style-name="P18"><text:span text:style-name="T3">— </text:span><text:span text:style-name="T4">утверждает задания Мероприятия;</text:span></text:p>
      <text:p text:style-name="P13"><text:soft-page-break/>— подписывает <text:span text:style-name="T7">п</text:span>ротокол подведения итогов Мероприятия;</text:p>
      <text:p text:style-name="P13">— подписывает Дипломы победителей и участников.</text:p>
      <text:p text:style-name="P13"><text:tab/>3.4. Для разработки заданий для олимпиады создается экспертный совет, которы<text:span text:style-name="T7">й </text:span>фор<text:span text:style-name="T7">ирует</text:span> жюри олимпиады.</text:p>
      <text:p text:style-name="P13"/>
      <text:p text:style-name="P17">4. Порядок определения победителей и призеров</text:p>
      <text:p text:style-name="P17"/>
      <text:p text:style-name="P13"><text:tab/>4.1. Мероприятие предусматривает 25 заданий по «Статистике» и одно творческое задание: составить синквейн про статистику как науку. Содержание заданий соответствует федеральным государственным образовательным стандартам СПО.</text:p>
      <text:p text:style-name="P13"><text:s text:c="9"/><text:span text:style-name="T8">4.2Победители выявляются ро результатам <text:s/>проверки ответов на задания и количества набранных баллов.Баллы выставляются по итогам ответов на все вопросы.Максимальное количество баллов составляет 30</text:span></text:p>
      <text:p text:style-name="P13"/>
      <text:p text:style-name="P13"><text:s text:c="2"/><text:span text:style-name="T8">4.3 .Участники награждаются дипломами согласно шкале:</text:span></text:p>
      <text:p text:style-name="P13"/>
      <text:p text:style-name="P13"><text:s text:c="14"/><text:span text:style-name="T8">30-27 баллов <text:s text:c="9"/>Диплом победителя 1 степени</text:span></text:p>
      <text:p text:style-name="P13"><text:s text:c="14"/><text:span text:style-name="T8">26-23 баллов <text:s text:c="9"/>Диплом победителя <text:s/>2степени </text:span></text:p>
      <text:p text:style-name="P13"><text:s text:c="15"/><text:span text:style-name="T8">22-19 баллов <text:s text:c="8"/>Диплом победителя <text:s/>3степени</text:span></text:p>
      <text:p text:style-name="P13"><text:s text:c="14"/><text:span text:style-name="T8">18-0 баллов <text:s text:c="11"/>Диплом участника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4">Приложение 1</text:p>
      <text:p text:style-name="P14"/>
      <text:p text:style-name="P15">Состав экспертного совета: </text:p>
      <text:list xml:id="list3681763321682876984" text:style-name="L1">
        <text:list-item>
          <text:p text:style-name="P19">Дорошенко Вера Николаевна — зам. <text:span text:style-name="T7">д</text:span>иректора по учебной работе ГПОУ «СТЭК».</text:p>
        </text:list-item>
        <text:list-item>
          <text:p text:style-name="P19">Ортянова Вера Анисимовна — председатель ПЦК товароведения, коммерции и технологических дисциплин.</text:p>
        </text:list-item>
        <text:list-item>
          <text:p text:style-name="P19">Шехонина Нина Михайловна — преподаватель статистики.</text:p>
        </text:list-item>
        <text:list-item>
          <text:p text:style-name="P19">Денисенко Наталья Алексеевна — преподаватель русского языка и литературы.</text:p>
        </text:list-item>
        <text:list-item>
          <text:p text:style-name="P19">Кизиченкова Нина Ивановна — преподаватель бухгалтерских дисциплин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35S</meta:editing-duration>
    <meta:editing-cycles>6</meta:editing-cycles>
    <meta:generator>LibreOffice/4.4.4.3$Windows_x86 LibreOffice_project/2c39ebcf046445232b798108aa8a7e7d89552ea8</meta:generator>
    <dc:date>2016-02-05T19:40:06.532000000</dc:date>
    <meta:document-statistic meta:table-count="0" meta:image-count="0" meta:object-count="0" meta:page-count="4" meta:paragraph-count="47" meta:word-count="429" meta:character-count="4059" meta:non-whitespace-character-count="3407"/>
    <meta:user-defined meta:name="Info 1"/>
    <meta:user-defined meta:name="Info 2"/>
    <meta:user-defined meta:name="Info 3"/>
    <meta:user-defined meta:name="Info 4"/>
  </office:meta>
</office:document-meta>
</file>